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Broken" style:family="table">
      <style:table-properties style:width="17cm" table:align="margins"/>
    </style:style>
    <style:style style:name="TabelleBroken.A" style:family="table-column">
      <style:table-column-properties style:column-width="1.991cm" style:rel-column-width="7676*"/>
    </style:style>
    <style:style style:name="TabelleBroken.B" style:family="table-column">
      <style:table-column-properties style:column-width="4.5cm" style:rel-column-width="17345*"/>
    </style:style>
    <style:style style:name="TabelleBroken.C" style:family="table-column">
      <style:table-column-properties style:column-width="2.18cm" style:rel-column-width="8404*"/>
    </style:style>
    <style:style style:name="TabelleBroken.D" style:family="table-column">
      <style:table-column-properties style:column-width="2.499cm" style:rel-column-width="9635*"/>
    </style:style>
    <style:style style:name="TabelleBroken.E" style:family="table-column">
      <style:table-column-properties style:column-width="5.83cm" style:rel-column-width="22475*"/>
    </style:style>
    <style:style style:name="TabelleBroken.A1" style:family="table-cell">
      <style:table-cell-properties fo:padding="0.097cm" fo:border="0.05pt solid #000000"/>
    </style:style>
    <style:style style:name="TabelleBroken.A2" style:family="table-cell">
      <style:table-cell-properties fo:padding="0.097cm" fo:border-left="0.05pt solid #000000" fo:border-right="none" fo:border-top="none" fo:border-bottom="0.05pt solid #000000"/>
    </style:style>
    <style:style style:name="TabelleBroken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Broken.C3" style:family="table-cell" style:data-style-name="N36">
      <style:table-cell-properties fo:padding="0.097cm" fo:border-left="0.05pt solid #000000" fo:border-right="none" fo:border-top="none" fo:border-bottom="0.05pt solid #000000"/>
    </style:style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1.991cm" style:rel-column-width="7676*"/>
    </style:style>
    <style:style style:name="Tabelle1.B" style:family="table-column">
      <style:table-column-properties style:column-width="4.5cm" style:rel-column-width="17345*"/>
    </style:style>
    <style:style style:name="Tabelle1.C" style:family="table-column">
      <style:table-column-properties style:column-width="2.499cm" style:rel-column-width="9635*"/>
    </style:style>
    <style:style style:name="Tabelle1.D" style:family="table-column">
      <style:table-column-properties style:column-width="2.18cm" style:rel-column-width="8404*"/>
    </style:style>
    <style:style style:name="Tabelle1.E" style:family="table-column">
      <style:table-column-properties style:column-width="5.83cm" style:rel-column-width="2247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Converter" style:family="table">
      <style:table-properties style:width="16.983cm" table:align="right" style:may-break-between-rows="false"/>
    </style:style>
    <style:style style:name="TabelleConverter.A" style:family="table-column">
      <style:table-column-properties style:column-width="3.923cm"/>
    </style:style>
    <style:style style:name="TabelleConverter.B" style:family="table-column">
      <style:table-column-properties style:column-width="4.56cm"/>
    </style:style>
    <style:style style:name="TabelleConverter.C" style:family="table-column">
      <style:table-column-properties style:column-width="4.24cm"/>
    </style:style>
    <style:style style:name="TabelleConverter.D" style:family="table-column">
      <style:table-column-properties style:column-width="4.26cm"/>
    </style:style>
    <style:style style:name="TabelleConverter.A1" style:family="table-cell">
      <style:table-cell-properties fo:padding="0.097cm" fo:border="0.05pt solid #000000"/>
    </style:style>
    <style:style style:name="TabelleConverter.A2" style:family="table-cell">
      <style:table-cell-properties fo:padding="0.097cm" fo:border-left="0.05pt solid #000000" fo:border-right="none" fo:border-top="none" fo:border-bottom="0.05pt solid #000000"/>
    </style:style>
    <style:style style:name="TabelleConverter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Converter.C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elleConverter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Summary" style:family="table">
      <style:table-properties style:width="17.009cm" fo:margin-left="0cm" fo:margin-right="-0.009cm" table:align="margins"/>
    </style:style>
    <style:style style:name="TabelleSummary.A" style:family="table-column">
      <style:table-column-properties style:column-width="17.009cm" style:rel-column-width="65535*"/>
    </style:style>
    <style:style style:name="TabelleSummary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ext_20_body">
      <style:text-properties style:font-name="Monaco" fo:font-size="11pt" style:font-name-asian="Monaco" style:font-size-asian="11pt" style:font-name-complex="Monaco" style:font-size-complex="11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808080" fo:font-size="7pt" style:font-size-asian="7pt" style:font-size-complex="7pt"/>
    </style:style>
    <style:style style:name="P4" style:family="paragraph" style:parent-style-name="Table_20_Contents">
      <style:text-properties style:font-name="Times New Roman1"/>
    </style:style>
    <style:style style:name="P5" style:family="paragraph" style:parent-style-name="Table_20_Contents">
      <style:text-properties officeooo:rsid="0015a918" officeooo:paragraph-rsid="0015a918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646464"/>
    </style:style>
    <style:style style:name="T3" style:family="text">
      <style:text-properties fo:color="#000000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style:font-name="Times New Roman1"/>
    </style:style>
    <style:style style:name="T6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verview</text:p>
      <text:p text:style-name="Text_20_body">This document gives a little overview about the different annotations and classes in PatternTesting Runtime. It is also used as test document for integration testing with FIT (<text:a xlink:type="simple" xlink:href="http://fit.c2.com/" text:style-name="Internet_20_link" text:visited-style-name="Visited_20_Internet_20_Link">http://fit.c2.com/</text:a>). So each table in this document is introduced by a classname for automatic testing.</text:p>
      <text:h text:style-name="Heading_20_1" text:outline-level="1">patterntesting.runtime.annotations</text:h>
      <text:p text:style-name="Text_20_body">The annotations used by PatternTesting Runtime itself are placed in the package <text:span text:style-name="T1">pattentesting.runtime.annotations</text:span>. You can control with them different things.</text:p>
      <text:h text:style-name="Heading_20_2" text:outline-level="2">Annotations for JUnit</text:h>
      <text:p text:style-name="Text_20_body">JUnit tests can be controlled by the annotations @Broken, @IntegrationTest, @RunTestOn, @SkipTestOn and @SmokeTest. You must run your JUnit tests with the SmokeRunner class. <text:s/>To do so put a</text:p>
      <text:p text:style-name="P1"><text:span text:style-name="T2"><text:tab/>@RunWith</text:span><text:span text:style-name="T3">(SmokeRunner.</text:span><text:span text:style-name="T4">class</text:span><text:span text:style-name="T3">)</text:span></text:p>
      <text:p text:style-name="Text_20_body">before your JUnit class.</text:p>
      <text:h text:style-name="Heading_20_3" text:outline-level="3">@Broken</text:h>
      <text:p text:style-name="Text_20_body">If a test is broken and you can't fix it you can mark it with JUnit's @Ignore or with PatternTesting's @Broken annotation. The advantage of the @Broken annotation is that the test appears as „broken“ in the log. And you can add a range of conditions and circumstance when the test is broken:</text:p>
      <table:table table:name="TabelleBroken" table:style-name="TabelleBroken">
        <table:table-column table:style-name="TabelleBroken.A"/>
        <table:table-column table:style-name="TabelleBroken.B"/>
        <table:table-column table:style-name="TabelleBroken.C"/>
        <table:table-column table:style-name="TabelleBroken.D"/>
        <table:table-column table:style-name="TabelleBroken.E"/>
        <table:table-row>
          <table:table-cell table:style-name="TabelleBroken.A1" table:number-columns-spanned="5" office:value-type="string">
            <text:p text:style-name="P3">patterntesting.runtime.fit.fixture.BrokenFixtu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Broken.A2" office:value-type="string">
            <text:p text:style-name="P2">Attribute</text:p>
          </table:table-cell>
          <table:table-cell table:style-name="TabelleBroken.A2" office:value-type="string">
            <text:p text:style-name="P2">Value</text:p>
          </table:table-cell>
          <table:table-cell table:style-name="TabelleBroken.A2" office:value-type="string">
            <text:p text:style-name="P2">Actual</text:p>
          </table:table-cell>
          <table:table-cell table:style-name="TabelleBroken.A2" office:value-type="string">
            <text:p text:style-name="P2">isExecuted()</text:p>
          </table:table-cell>
          <table:table-cell table:style-name="TabelleBroken.E2" office:value-type="string">
            <text:p text:style-name="P2">Remarks</text:p>
          </table:table-cell>
        </table:table-row>
        <table:table-row>
          <table:table-cell table:style-name="TabelleBroken.A2" office:value-type="string">
            <text:p text:style-name="Table_20_Contents">till</text:p>
          </table:table-cell>
          <table:table-cell table:style-name="TabelleBroken.A2" office:value-type="string">
            <text:p text:style-name="P4">"26-Aug-2010"</text:p>
          </table:table-cell>
          <table:table-cell table:style-name="TabelleBroken.C3" office:value-type="date" office:date-value="2010-08-25">
            <text:p text:style-name="Table_20_Contents">25.08.2010</text:p>
          </table:table-cell>
          <table:table-cell table:style-name="TabelleBroken.A2" office:value-type="string">
            <text:p text:style-name="Table_20_Contents">no</text:p>
          </table:table-cell>
          <table:table-cell table:style-name="TabelleBroken.E2" office:value-type="string">
            <text:p text:style-name="Table_20_Contents">@Broken(till=<text:span text:style-name="T5">"26-Aug-2010")</text:span></text:p>
          </table:table-cell>
        </table:table-row>
        <table:table-row>
          <table:table-cell table:style-name="TabelleBroken.A2" office:value-type="string">
            <text:p text:style-name="Table_20_Contents"/>
          </table:table-cell>
          <table:table-cell table:style-name="TabelleBroken.A2" office:value-type="string">
            <text:p text:style-name="P4">"26-Aug-2010"</text:p>
          </table:table-cell>
          <table:table-cell table:style-name="TabelleBroken.C3" office:value-type="date" office:date-value="2010-08-26">
            <text:p text:style-name="Table_20_Contents">26.08.2010</text:p>
          </table:table-cell>
          <table:table-cell table:style-name="TabelleBroken.A2" office:value-type="string">
            <text:p text:style-name="Table_20_Contents">yes</text:p>
          </table:table-cell>
          <table:table-cell table:style-name="TabelleBroken.E2" office:value-type="string">
            <text:p text:style-name="Table_20_Contents"/>
          </table:table-cell>
        </table:table-row>
        <table:table-row>
          <table:table-cell table:style-name="TabelleBroken.A2" office:value-type="string">
            <text:p text:style-name="Table_20_Contents"/>
          </table:table-cell>
          <table:table-cell table:style-name="TabelleBroken.A2" office:value-type="string">
            <text:p text:style-name="P4">"26-Aug-2010"</text:p>
          </table:table-cell>
          <table:table-cell table:style-name="TabelleBroken.C3" office:value-type="date" office:date-value="2010-08-27">
            <text:p text:style-name="Table_20_Contents">27.08.2010</text:p>
          </table:table-cell>
          <table:table-cell table:style-name="TabelleBroken.A2" office:value-type="string">
            <text:p text:style-name="Table_20_Contents">yes</text:p>
          </table:table-cell>
          <table:table-cell table:style-name="TabelleBroken.E2" office:value-type="string">
            <text:p text:style-name="Table_20_Contents"/>
          </table:table-cell>
        </table:table-row>
        <table:table-row>
          <table:table-cell table:style-name="TabelleBroken.A2" office:value-type="string">
            <text:p text:style-name="Table_20_Contents">osName</text:p>
          </table:table-cell>
          <table:table-cell table:style-name="TabelleBroken.A2" office:value-type="string">
            <text:p text:style-name="P4">"Mac OS X"</text:p>
          </table:table-cell>
          <table:table-cell table:style-name="TabelleBroken.A2" office:value-type="string">
            <text:p text:style-name="Table_20_Contents">Linux</text:p>
          </table:table-cell>
          <table:table-cell table:style-name="TabelleBroken.A2" office:value-type="string">
            <text:p text:style-name="Table_20_Contents">yes</text:p>
          </table:table-cell>
          <table:table-cell table:style-name="TabelleBroken.E2" office:value-type="string">
            <text:p text:style-name="Table_20_Contents">marked as broken for Mac</text:p>
          </table:table-cell>
        </table:table-row>
        <table:table-row>
          <table:table-cell table:style-name="TabelleBroken.A2" office:value-type="string">
            <text:p text:style-name="Table_20_Contents"/>
          </table:table-cell>
          <table:table-cell table:style-name="TabelleBroken.A2" office:value-type="string">
            <text:p text:style-name="P4">{"Linux", "Mac OS X"}</text:p>
          </table:table-cell>
          <table:table-cell table:style-name="TabelleBroken.A2" office:value-type="string">
            <text:p text:style-name="Table_20_Contents">Linux</text:p>
          </table:table-cell>
          <table:table-cell table:style-name="TabelleBroken.A2" office:value-type="string">
            <text:p text:style-name="Table_20_Contents">no</text:p>
          </table:table-cell>
          <table:table-cell table:style-name="TabelleBroken.E2" office:value-type="string">
            <text:p text:style-name="Table_20_Contents"/>
          </table:table-cell>
        </table:table-row>
        <table:table-row>
          <table:table-cell table:style-name="TabelleBroken.A2" office:value-type="string">
            <text:p text:style-name="Table_20_Contents"/>
          </table:table-cell>
          <table:table-cell table:style-name="TabelleBroken.A2" office:value-type="string">
            <text:p text:style-name="P4">"unknown OS"</text:p>
          </table:table-cell>
          <table:table-cell table:style-name="TabelleBroken.A2" office:value-type="string">
            <text:p text:style-name="Table_20_Contents">Linux</text:p>
          </table:table-cell>
          <table:table-cell table:style-name="TabelleBroken.A2" office:value-type="string">
            <text:p text:style-name="Table_20_Contents">yes</text:p>
          </table:table-cell>
          <table:table-cell table:style-name="TabelleBroken.E2" office:value-type="string">
            <text:p text:style-name="Table_20_Contents"/>
          </table:table-cell>
        </table:table-row>
        <table:table-row>
          <table:table-cell table:style-name="TabelleBroken.A2" office:value-type="string">
            <text:p text:style-name="Table_20_Contents">user</text:p>
          </table:table-cell>
          <table:table-cell table:style-name="TabelleBroken.A2" office:value-type="string">
            <text:p text:style-name="P4">"oliver"</text:p>
          </table:table-cell>
          <table:table-cell table:style-name="TabelleBroken.A2" office:value-type="string">
            <text:p text:style-name="Table_20_Contents">oliver</text:p>
          </table:table-cell>
          <table:table-cell table:style-name="TabelleBroken.A2" office:value-type="string">
            <text:p text:style-name="Table_20_Contents">no</text:p>
          </table:table-cell>
          <table:table-cell table:style-name="TabelleBroken.E2" office:value-type="string">
            <text:p text:style-name="Table_20_Contents"/>
          </table:table-cell>
        </table:table-row>
        <table:table-row>
          <table:table-cell table:style-name="TabelleBroken.A2" office:value-type="string">
            <text:p text:style-name="Table_20_Contents"/>
          </table:table-cell>
          <table:table-cell table:style-name="TabelleBroken.A2" office:value-type="string">
            <text:p text:style-name="P4">{"stan", "oliver"}</text:p>
          </table:table-cell>
          <table:table-cell table:style-name="TabelleBroken.A2" office:value-type="string">
            <text:p text:style-name="Table_20_Contents">oliver</text:p>
          </table:table-cell>
          <table:table-cell table:style-name="TabelleBroken.A2" office:value-type="string">
            <text:p text:style-name="Table_20_Contents">no</text:p>
          </table:table-cell>
          <table:table-cell table:style-name="TabelleBroken.E2" office:value-type="string">
            <text:p text:style-name="Table_20_Contents"/>
          </table:table-cell>
        </table:table-row>
        <table:table-row>
          <table:table-cell table:style-name="TabelleBroken.A2" office:value-type="string">
            <text:p text:style-name="Table_20_Contents"/>
          </table:table-cell>
          <table:table-cell table:style-name="TabelleBroken.A2" office:value-type="string">
            <text:p text:style-name="P4">"nobody"</text:p>
          </table:table-cell>
          <table:table-cell table:style-name="TabelleBroken.A2" office:value-type="string">
            <text:p text:style-name="Table_20_Contents">oliver</text:p>
          </table:table-cell>
          <table:table-cell table:style-name="TabelleBroken.A2" office:value-type="string">
            <text:p text:style-name="Table_20_Contents">yes</text:p>
          </table:table-cell>
          <table:table-cell table:style-name="TabelleBroken.E2" office:value-type="string">
            <text:p text:style-name="Table_20_Contents"/>
          </table:table-cell>
        </table:table-row>
      </table:table>
      <text:p text:style-name="Text_20_body"/>
      <text:p text:style-name="Text_20_body">The column „Actual“ represents the actual value on the (virtual) test machine.</text:p>
      <text:p text:style-name="Text_20_body">One more advantage of @Broken: it works also for JUnit3 tests.</text:p>
      <text:h text:style-name="Heading_20_3" text:outline-level="3">@RunTestOn, @SkipTestOn</text:h>
      <text:p text:style-name="Text_20_body">Sometime you want to limit a test for a specific platform or host or you want to skip it there. This can be done with the @RunTestOn and @SkipTestOn annotation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ext:soft-page-break/>
        <table:table-row>
          <table:table-cell table:style-name="Tabelle1.A1" table:number-columns-spanned="5" office:value-type="string">
            <text:p text:style-name="P3">patterntesting.runtime.fit.fixture.TestOnFixtu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">Attribute</text:p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Actual</text:p>
          </table:table-cell>
          <table:table-cell table:style-name="Tabelle1.A2" office:value-type="string">
            <text:p text:style-name="P2">matches()</text:p>
          </table:table-cell>
          <table:table-cell table:style-name="Tabelle1.E2" office:value-type="string">
            <text:p text:style-name="P2">Remarks</text:p>
          </table:table-cell>
        </table:table-row>
        <table:table-row>
          <table:table-cell table:style-name="Tabelle1.A2" office:value-type="string">
            <text:p text:style-name="Table_20_Contents">osName</text:p>
          </table:table-cell>
          <table:table-cell table:style-name="Tabelle1.A2" office:value-type="string">
            <text:p text:style-name="P4">"Mac OS X"</text:p>
          </table:table-cell>
          <table:table-cell table:style-name="Tabelle1.A2" office:value-type="string">
            <text:p text:style-name="Table_20_Contents">Linux</text:p>
          </table:table-cell>
          <table:table-cell table:style-name="Tabelle1.A2" office:value-type="string">
            <text:p text:style-name="Table_20_Contents">no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{"Linux", "Mac OS X"}</text:p>
          </table:table-cell>
          <table:table-cell table:style-name="Tabelle1.A2" office:value-type="string">
            <text:p text:style-name="Table_20_Contents">Linux</text:p>
          </table:table-cell>
          <table:table-cell table:style-name="Tabelle1.A2" office:value-type="string">
            <text:p text:style-name="Table_20_Contents">yes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"unknown OS"</text:p>
          </table:table-cell>
          <table:table-cell table:style-name="Tabelle1.A2" office:value-type="string">
            <text:p text:style-name="Table_20_Contents">Linux</text:p>
          </table:table-cell>
          <table:table-cell table:style-name="Tabelle1.A2" office:value-type="string">
            <text:p text:style-name="Table_20_Contents">no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"Windows XP"</text:p>
          </table:table-cell>
          <table:table-cell table:style-name="Tabelle1.A2" office:value-type="string">
            <text:p text:style-name="Table_20_Contents">Windows 7</text:p>
          </table:table-cell>
          <table:table-cell table:style-name="Tabelle1.A2" office:value-type="string">
            <text:p text:style-name="Table_20_Contents">no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"Windows"</text:p>
          </table:table-cell>
          <table:table-cell table:style-name="Tabelle1.A2" office:value-type="string">
            <text:p text:style-name="Table_20_Contents">Windows 7</text:p>
          </table:table-cell>
          <table:table-cell table:style-name="Tabelle1.A2" office:value-type="string">
            <text:p text:style-name="Table_20_Contents">yes</text:p>
          </table:table-cell>
          <table:table-cell table:style-name="Tabelle1.E2" office:value-type="string">
            <text:p text:style-name="Table_20_Contents">matches all Window platforms</text:p>
          </table:table-cell>
        </table:table-row>
        <table:table-row>
          <table:table-cell table:style-name="Tabelle1.A2" office:value-type="string">
            <text:p text:style-name="Table_20_Contents">osArch</text:p>
          </table:table-cell>
          <table:table-cell table:style-name="Tabelle1.A2" office:value-type="string">
            <text:p text:style-name="P4">"x86_64"</text:p>
          </table:table-cell>
          <table:table-cell table:style-name="Tabelle1.A2" office:value-type="string">
            <text:p text:style-name="Table_20_Contents">x86_32</text:p>
          </table:table-cell>
          <table:table-cell table:style-name="Tabelle1.A2" office:value-type="string">
            <text:p text:style-name="Table_20_Contents">no</text:p>
          </table:table-cell>
          <table:table-cell table:style-name="Tabelle1.E2" office:value-type="string">
            <text:p text:style-name="Table_20_Contents">Intel 64 bit architecture required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">"x86"</text:p>
          </table:table-cell>
          <table:table-cell table:style-name="Tabelle1.A2" office:value-type="string">
            <text:p text:style-name="Table_20_Contents">x86_32</text:p>
          </table:table-cell>
          <table:table-cell table:style-name="Tabelle1.A2" office:value-type="string">
            <text:p text:style-name="Table_20_Contents">yes</text:p>
          </table:table-cell>
          <table:table-cell table:style-name="Tabelle1.E2" office:value-type="string">
            <text:p text:style-name="Table_20_Contents">only Intel architecture required</text:p>
          </table:table-cell>
        </table:table-row>
      </table:table>
      <text:p text:style-name="Text_20_body"/>
      <text:p text:style-name="Text_20_body">A „yes“ in the column with „<text:span text:style-name="T6">matches()</text:span>“ means that for tests marked with @SkipTestOn the tests will be skipped (e.g. they will be not executed) whereas tests markes as @RunTestOn will be executed.</text:p>
      <text:h text:style-name="Heading_20_1" text:outline-level="1">patterntesting.runtime.util</text:h>
      <text:p text:style-name="Text_20_body">In the <text:span text:style-name="T1">patterntesting.runtime.util</text:span> package there are some utilties which are used by PatternTesting itself but can also be used from outside.</text:p>
      <text:h text:style-name="Heading_20_2" text:outline-level="2">Converter</text:h>
      <text:p text:style-name="Text_20_body">One big part of the Converter class are the toString(..) conversion for different objects or collections. But also for date conversion or other things this class is useful.</text:p>
      <table:table table:name="TabelleConverter" table:style-name="TabelleConverter">
        <table:table-column table:style-name="TabelleConverter.A"/>
        <table:table-column table:style-name="TabelleConverter.B"/>
        <table:table-column table:style-name="TabelleConverter.C"/>
        <table:table-column table:style-name="TabelleConverter.D"/>
        <table:table-row>
          <table:table-cell table:style-name="TabelleConverter.A1" table:number-columns-spanned="4" office:value-type="string">
            <text:p text:style-name="P3">patterntesting.runtime.fit.fixture.ConverterFixture</text:p>
          </table:table-cell>
          <table:covered-table-cell/>
          <table:covered-table-cell/>
          <table:covered-table-cell/>
        </table:table-row>
        <table:table-row>
          <table:table-cell table:style-name="TabelleConverter.A2" office:value-type="string">
            <text:p text:style-name="P2">MethodName</text:p>
          </table:table-cell>
          <table:table-cell table:style-name="TabelleConverter.A2" office:value-type="string">
            <text:p text:style-name="P2">Value</text:p>
          </table:table-cell>
          <table:table-cell table:style-name="TabelleConverter.A2" office:value-type="string">
            <text:p text:style-name="P2">result()</text:p>
          </table:table-cell>
          <table:table-cell table:style-name="TabelleConverter.D2" office:value-type="string">
            <text:p text:style-name="P2">Remarks</text:p>
          </table:table-cell>
        </table:table-row>
        <table:table-row>
          <table:table-cell table:style-name="TabelleConverter.A2" office:value-type="string">
            <text:p text:style-name="Table_20_Contents">toString</text:p>
          </table:table-cell>
          <table:table-cell table:style-name="TabelleConverter.A2" office:value-type="string">
            <text:p text:style-name="P4">{"one", "two"}</text:p>
          </table:table-cell>
          <table:table-cell table:style-name="TabelleConverter.A2" office:value-type="string">
            <text:p text:style-name="Table_20_Contents">[ one, two ]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>toShortString</text:p>
          </table:table-cell>
          <table:table-cell table:style-name="TabelleConverter.A2" office:value-type="string">
            <text:p text:style-name="P4">{"a", "b", "c", "d"}</text:p>
          </table:table-cell>
          <table:table-cell table:style-name="TabelleConverter.A2" office:value-type="string">
            <text:p text:style-name="Table_20_Contents">a, b, c, ...</text:p>
          </table:table-cell>
          <table:table-cell table:style-name="TabelleConverter.D2" office:value-type="string">
            <text:p text:style-name="Table_20_Contents">only the first elements will be shown</text:p>
          </table:table-cell>
        </table:table-row>
        <table:table-row>
          <table:table-cell table:style-name="TabelleConverter.A2" office:value-type="string">
            <text:p text:style-name="Table_20_Contents">toDate</text:p>
          </table:table-cell>
          <table:table-cell table:style-name="TabelleConverter.A2" office:value-type="string">
            <text:p text:style-name="P4">"25-Aug-2010"</text:p>
          </table:table-cell>
          <table:table-cell table:style-name="TabelleConverter.C5">
            <text:p text:style-name="P4"/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>toURI</text:p>
          </table:table-cell>
          <table:table-cell table:style-name="TabelleConverter.A2" office:value-type="string">
            <text:p text:style-name="P4">"file:/hello"</text:p>
          </table:table-cell>
          <table:table-cell table:style-name="TabelleConverter.A2" office:value-type="string">
            <text:p text:style-name="Table_20_Contents">file:/hello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/>
          </table:table-cell>
          <table:table-cell table:style-name="TabelleConverter.A2" office:value-type="string">
            <text:p text:style-name="P4">"file:/hello world"</text:p>
          </table:table-cell>
          <table:table-cell table:style-name="TabelleConverter.A2" office:value-type="string">
            <text:p text:style-name="Table_20_Contents">file:/hello%20world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>toFile</text:p>
          </table:table-cell>
          <table:table-cell table:style-name="TabelleConverter.A2" office:value-type="string">
            <text:p text:style-name="P4">file:/private</text:p>
          </table:table-cell>
          <table:table-cell table:style-name="TabelleConverter.A2" office:value-type="string">
            <text:p text:style-name="Table_20_Contents"/>
          </table:table-cell>
          <table:table-cell table:style-name="TabelleConverter.D2" office:value-type="string">
            <text:p text:style-name="P5">The resulting file representation depends on the system where it is called.</text:p>
          </table:table-cell>
        </table:table-row>
        <table:table-row>
          <table:table-cell table:style-name="TabelleConverter.A2" office:value-type="string">
            <text:p text:style-name="Table_20_Contents">classToResource</text:p>
          </table:table-cell>
          <table:table-cell table:style-name="TabelleConverter.A2" office:value-type="string">
            <text:p text:style-name="P4">"java.lang.String"</text:p>
          </table:table-cell>
          <table:table-cell table:style-name="TabelleConverter.A2" office:value-type="string">
            <text:p text:style-name="Table_20_Contents">java/lang/String.class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>resourceToClass</text:p>
          </table:table-cell>
          <table:table-cell table:style-name="TabelleConverter.A2" office:value-type="string">
            <text:p text:style-name="P4">"java/lang/String.class"</text:p>
          </table:table-cell>
          <table:table-cell table:style-name="TabelleConverter.A2" office:value-type="string">
            <text:p text:style-name="Table_20_Contents">java.lang.String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>getMemoryAsString</text:p>
          </table:table-cell>
          <table:table-cell table:style-name="TabelleConverter.B11" office:value-type="float" office:value="500">
            <text:p text:style-name="P4">500</text:p>
          </table:table-cell>
          <table:table-cell table:style-name="TabelleConverter.A2" office:value-type="string">
            <text:p text:style-name="Table_20_Contents">500 bytes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/>
          </table:table-cell>
          <table:table-cell table:style-name="TabelleConverter.B11" office:value-type="float" office:value="50000">
            <text:p text:style-name="P4">50000</text:p>
          </table:table-cell>
          <table:table-cell table:style-name="TabelleConverter.A2" office:value-type="string">
            <text:p text:style-name="Table_20_Contents">49 KB</text:p>
          </table:table-cell>
          <table:table-cell table:style-name="TabelleConverter.D2" office:value-type="string">
            <text:p text:style-name="Table_20_Contents"/>
          </table:table-cell>
        </table:table-row>
        <table:table-row>
          <table:table-cell table:style-name="TabelleConverter.A2" office:value-type="string">
            <text:p text:style-name="Table_20_Contents"/>
          </table:table-cell>
          <table:table-cell table:style-name="TabelleConverter.B11" office:value-type="float" office:value="5000000">
            <text:p text:style-name="P4">5000000</text:p>
          </table:table-cell>
          <table:table-cell table:style-name="TabelleConverter.A2" office:value-type="string">
            <text:p text:style-name="Table_20_Contents">5 MB</text:p>
          </table:table-cell>
          <table:table-cell table:style-name="TabelleConverter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soft-page-break/>Appendix</text:h>
      <table:table table:name="TabelleSummary" table:style-name="TabelleSummary">
        <table:table-column table:style-name="TabelleSummary.A"/>
        <table:table-row>
          <table:table-cell table:style-name="TabelleSummary.A1" office:value-type="string">
            <text:p text:style-name="Table_20_Contents">fit.Summary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Böhm</meta:initial-creator>
    <meta:creation-date>2010-08-25T17:02:47</meta:creation-date>
    <dc:date>2016-12-07T08:06:33.561000000</dc:date>
    <meta:editing-duration>PT10H43M58S</meta:editing-duration>
    <meta:editing-cycles>45</meta:editing-cycles>
    <meta:generator>LibreOffice/5.0.3.2$Windows_x86 LibreOffice_project/e5f16313668ac592c1bfb310f4390624e3dbfb75</meta:generator>
    <meta:document-statistic meta:table-count="4" meta:image-count="0" meta:object-count="0" meta:page-count="3" meta:paragraph-count="126" meta:word-count="462" meta:character-count="3145" meta:non-whitespace-character-count="2807"/>
  </office:meta>
</office:document-meta>
</file>